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445in"/>
    </style:style>
    <style:style style:name="co2" style:family="table-column">
      <style:table-column-properties fo:break-before="auto" style:column-width="0.511in"/>
    </style:style>
    <style:style style:name="co3" style:family="table-column">
      <style:table-column-properties fo:break-before="auto" style:column-width="0.4134in"/>
    </style:style>
    <style:style style:name="co4" style:family="table-column">
      <style:table-column-properties fo:break-before="auto" style:column-width="0.47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571in"/>
    </style:style>
    <style:style style:name="co7" style:family="table-column">
      <style:table-column-properties fo:break-before="auto" style:column-width="0.4346in"/>
    </style:style>
    <style:style style:name="co8" style:family="table-column">
      <style:table-column-properties fo:break-before="auto" style:column-width="0.6417in"/>
    </style:style>
    <style:style style:name="co9" style:family="table-column">
      <style:table-column-properties fo:break-before="auto" style:column-width="0.66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99ccff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 style:data-style-name="N37">
      <style:table-cell-properties fo:background-color="#00ff00"/>
    </style:style>
    <style:style style:name="ce6" style:family="table-cell" style:parent-style-name="Default" style:data-style-name="N37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6" table:default-cell-style-name="Default"/>
        <table:table-column table:style-name="co5" table:default-cell-style-name="Default"/>
        <table:table-column table:style-name="co5" table:default-cell-style-name="ce3"/>
        <table:table-column table:style-name="co7" table:default-cell-style-name="Default"/>
        <table:table-column table:style-name="co5" table:default-cell-style-name="Default"/>
        <table:table-column table:style-name="co5" table:default-cell-style-name="ce3"/>
        <table:table-column table:style-name="co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row table:style-name="ro1">
          <table:table-cell office:value-type="string">
            <text:p>Octave calculato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Date1:</text:p>
          </table:table-cell>
          <table:table-cell table:style-name="ce5" office:value-type="date" office:date-value="1926-10-23">
            <text:p>10/23/26</text:p>
          </table:table-cell>
          <table:table-cell table:style-name="ce6"/>
          <table:table-cell table:formula="of:=[.F2]+31" office:value-type="date" office:date-value="1926-11-23">
            <text:p>11/23/26</text:p>
          </table:table-cell>
          <table:table-cell table:style-name="ce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Date2:</text:p>
          </table:table-cell>
          <table:table-cell table:style-name="ce5" office:value-type="date" office:date-value="1927-01-24">
            <text:p>01/24/27</text:p>
          </table:table-cell>
          <table:table-cell table:style-name="ce6"/>
          <table:table-cell/>
          <table:table-cell table:style-name="ce6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Difference:</text:p>
          </table:table-cell>
          <table:table-cell table:style-name="Default" table:formula="of:=[.F3]-[.F2]" office:value-type="float" office:value="93">
            <text:p>93</text:p>
          </table:table-cell>
          <table:table-cell/>
          <table:table-cell office:value-type="string">
            <text:p>Difference:</text:p>
          </table:table-cell>
          <table:table-cell table:style-name="Default" table:formula="of:=[.$F$3]-[.$F$2]" office:value-type="float" office:value="93">
            <text:p>93</text:p>
          </table:table-cell>
          <table:table-cell/>
          <table:table-cell office:value-type="string">
            <text:p>Difference:</text:p>
          </table:table-cell>
          <table:table-cell table:style-name="Default" table:formula="of:=[.$F$3]-[.$F$2]" office:value-type="float" office:value="93">
            <text:p>93</text:p>
          </table:table-cell>
          <table:table-cell/>
          <table:table-cell office:value-type="string">
            <text:p>Difference:</text:p>
          </table:table-cell>
          <table:table-cell table:formula="of:=[.$F$3]-[.$F$2]" office:value-type="float" office:value="93">
            <text:p>93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otal octave:</text:p>
          </table:table-cell>
          <table:table-cell table:style-name="Default" table:formula="of:=[.F5]*8" office:value-type="float" office:value="744">
            <text:p>744</text:p>
          </table:table-cell>
          <table:table-cell/>
          <table:table-cell office:value-type="string">
            <text:p>Total octave:</text:p>
          </table:table-cell>
          <table:table-cell table:style-name="Default" table:formula="of:=[.I5]*4" office:value-type="float" office:value="372">
            <text:p>372</text:p>
          </table:table-cell>
          <table:table-cell/>
          <table:table-cell office:value-type="string">
            <text:p>Total octave:</text:p>
          </table:table-cell>
          <table:table-cell table:style-name="Default" table:formula="of:=[.L5]*3" office:value-type="float" office:value="279">
            <text:p>279</text:p>
          </table:table-cell>
          <table:table-cell/>
          <table:table-cell office:value-type="string">
            <text:p>Total octave:</text:p>
          </table:table-cell>
          <table:table-cell table:formula="of:=[.O5]*2" office:value-type="float" office:value="186">
            <text:p>186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office:value-type="string">
            <text:p>Octave Ratios:</text:p>
          </table:table-cell>
          <table:table-cell office:value-type="string">
            <text:p>DO: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string">
            <text:p>DO:</text:p>
          </table:table-cell>
          <table:table-cell table:formula="of:=[.$F$2] + ([.F$6] * [.$C8])" office:value-type="date" office:date-value="1926-10-23">
            <text:p>10/23/26</text:p>
          </table:table-cell>
          <table:table-cell/>
          <table:table-cell table:style-name="ce2" office:value-type="string">
            <text:p>DO:</text:p>
          </table:table-cell>
          <table:table-cell table:formula="of:=[.$F$2] + ([.I$6] * [.$C8])" office:value-type="date" office:date-value="1926-10-23">
            <text:p>10/23/26</text:p>
          </table:table-cell>
          <table:table-cell/>
          <table:table-cell table:style-name="ce2" office:value-type="string">
            <text:p>DO:</text:p>
          </table:table-cell>
          <table:table-cell table:formula="of:=[.$F$2] + ([.L$6] * [.$C8])" office:value-type="date" office:date-value="1926-10-23">
            <text:p>10/23/26</text:p>
          </table:table-cell>
          <table:table-cell/>
          <table:table-cell table:style-name="ce2" office:value-type="string">
            <text:p>DO:</text:p>
          </table:table-cell>
          <table:table-cell table:style-name="ce3" table:formula="of:=[.$F$2] + ([.O$6] * [.$C8])" office:value-type="date" office:date-value="1926-10-23">
            <text:p>10/23/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:</text:p>
          </table:table-cell>
          <table:table-cell table:style-name="ce1" office:value-type="float" office:value="0.125">
            <text:p>0.125</text:p>
          </table:table-cell>
          <table:table-cell/>
          <table:table-cell table:style-name="ce2" office:value-type="string">
            <text:p>RE:</text:p>
          </table:table-cell>
          <table:table-cell table:formula="of:=[.$F$2] + ([.$F$6] * [.$C9])" office:value-type="date" office:date-value="1927-01-24">
            <text:p>01/24/27</text:p>
          </table:table-cell>
          <table:table-cell/>
          <table:table-cell table:style-name="ce3" office:value-type="string">
            <text:p>RE:</text:p>
          </table:table-cell>
          <table:table-cell table:formula="of:=[.$F$2] + ([.I$6] * [.$C9])" office:value-type="date" office:date-value="1926-12-08T12:00:00">
            <text:p>12/08/26</text:p>
          </table:table-cell>
          <table:table-cell/>
          <table:table-cell table:style-name="ce3" office:value-type="string">
            <text:p>RE:</text:p>
          </table:table-cell>
          <table:table-cell table:formula="of:=[.$F$2] + ([.L$6] * [.$C9])" office:value-type="date" office:date-value="1926-11-26T21:00:00">
            <text:p>11/26/26</text:p>
          </table:table-cell>
          <table:table-cell/>
          <table:table-cell table:style-name="ce3" office:value-type="string">
            <text:p>RE:</text:p>
          </table:table-cell>
          <table:table-cell table:style-name="ce3" table:formula="of:=[.$F$2] + ([.O$6] * [.$C9])" office:value-type="date" office:date-value="1926-11-15T06:00:00">
            <text:p>11/15/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I:</text:p>
          </table:table-cell>
          <table:table-cell table:style-name="ce1" office:value-type="float" office:value="0.25">
            <text:p>0.25</text:p>
          </table:table-cell>
          <table:table-cell/>
          <table:table-cell table:style-name="ce3" office:value-type="string">
            <text:p>MI:</text:p>
          </table:table-cell>
          <table:table-cell table:formula="of:=[.$F$2] + ([.$F$6] * [.$C10])" office:value-type="date" office:date-value="1927-04-27">
            <text:p>04/27/27</text:p>
          </table:table-cell>
          <table:table-cell/>
          <table:table-cell table:style-name="ce2" office:value-type="string">
            <text:p>MI:</text:p>
          </table:table-cell>
          <table:table-cell table:formula="of:=[.$F$2] + ([.I$6] * [.$C10])" office:value-type="date" office:date-value="1927-01-24">
            <text:p>01/24/27</text:p>
          </table:table-cell>
          <table:table-cell/>
          <table:table-cell table:style-name="ce4" office:value-type="string">
            <text:p>MI:</text:p>
          </table:table-cell>
          <table:table-cell table:formula="of:=[.$F$2] + ([.L$6] * [.$C10])" office:value-type="date" office:date-value="1926-12-31T18:00:00">
            <text:p>12/31/26</text:p>
          </table:table-cell>
          <table:table-cell/>
          <table:table-cell table:style-name="ce4" office:value-type="string">
            <text:p>MI:</text:p>
          </table:table-cell>
          <table:table-cell table:style-name="ce3" table:formula="of:=[.$F$2] + ([.O$6] * [.$C10])" office:value-type="date" office:date-value="1926-12-08T12:00:00">
            <text:p>12/08/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A:</text:p>
          </table:table-cell>
          <table:table-cell table:style-name="ce1" office:value-type="float" office:value="0.33333333333333">
            <text:p>0.3333333333</text:p>
          </table:table-cell>
          <table:table-cell/>
          <table:table-cell table:style-name="ce3" office:value-type="string">
            <text:p>FA:</text:p>
          </table:table-cell>
          <table:table-cell table:formula="of:=[.$F$2] + ([.$F$6] * [.$C11])" office:value-type="date" office:date-value="1927-06-28">
            <text:p>06/27/27</text:p>
          </table:table-cell>
          <table:table-cell/>
          <table:table-cell table:style-name="ce3" office:value-type="string">
            <text:p>FA:</text:p>
          </table:table-cell>
          <table:table-cell table:formula="of:=[.$F$2] + ([.I$6] * [.$C11])" office:value-type="date" office:date-value="1927-02-24">
            <text:p>02/24/27</text:p>
          </table:table-cell>
          <table:table-cell/>
          <table:table-cell table:style-name="ce2" office:value-type="string">
            <text:p>FA:</text:p>
          </table:table-cell>
          <table:table-cell table:formula="of:=[.$F$2] + ([.L$6] * [.$C11])" office:value-type="date" office:date-value="1927-01-24">
            <text:p>01/24/27</text:p>
          </table:table-cell>
          <table:table-cell/>
          <table:table-cell table:style-name="ce4" office:value-type="string">
            <text:p>FA:</text:p>
          </table:table-cell>
          <table:table-cell table:style-name="ce3" table:formula="of:=[.$F$2] + ([.O$6] * [.$C11])" office:value-type="date" office:date-value="1926-12-24">
            <text:p>12/24/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O:</text:p>
          </table:table-cell>
          <table:table-cell table:style-name="ce1" office:value-type="float" office:value="0.5">
            <text:p>0.5</text:p>
          </table:table-cell>
          <table:table-cell/>
          <table:table-cell table:style-name="ce3" office:value-type="string">
            <text:p>SO:</text:p>
          </table:table-cell>
          <table:table-cell table:formula="of:=[.$F$2] + ([.$F$6] * [.$C12])" office:value-type="date" office:date-value="1927-10-30">
            <text:p>10/30/27</text:p>
          </table:table-cell>
          <table:table-cell/>
          <table:table-cell table:style-name="ce3" office:value-type="string">
            <text:p>SO:</text:p>
          </table:table-cell>
          <table:table-cell table:formula="of:=[.$F$2] + ([.I$6] * [.$C12])" office:value-type="date" office:date-value="1927-04-27">
            <text:p>04/27/27</text:p>
          </table:table-cell>
          <table:table-cell/>
          <table:table-cell table:style-name="ce3" office:value-type="string">
            <text:p>SO:</text:p>
          </table:table-cell>
          <table:table-cell table:formula="of:=[.$F$2] + ([.L$6] * [.$C12])" office:value-type="date" office:date-value="1927-03-11T12:00:00">
            <text:p>03/11/27</text:p>
          </table:table-cell>
          <table:table-cell/>
          <table:table-cell table:style-name="ce2" office:value-type="string">
            <text:p>SO:</text:p>
          </table:table-cell>
          <table:table-cell table:style-name="ce3" table:formula="of:=[.$F$2] + ([.O$6] * [.$C12])" office:value-type="date" office:date-value="1927-01-24">
            <text:p>01/24/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:</text:p>
          </table:table-cell>
          <table:table-cell table:style-name="ce1" office:value-type="float" office:value="0.6666666666666">
            <text:p>0.6666666667</text:p>
          </table:table-cell>
          <table:table-cell/>
          <table:table-cell table:style-name="ce3" office:value-type="string">
            <text:p>LA:</text:p>
          </table:table-cell>
          <table:table-cell table:formula="of:=[.$F$2] + ([.$F$6] * [.$C13])" office:value-type="date" office:date-value="1928-03-02">
            <text:p>03/01/28</text:p>
          </table:table-cell>
          <table:table-cell/>
          <table:table-cell table:style-name="ce3" office:value-type="string">
            <text:p>LA:</text:p>
          </table:table-cell>
          <table:table-cell table:formula="of:=[.$F$2] + ([.I$6] * [.$C13])" office:value-type="date" office:date-value="1927-06-28">
            <text:p>06/27/27</text:p>
          </table:table-cell>
          <table:table-cell/>
          <table:table-cell table:style-name="ce3" office:value-type="string">
            <text:p>LA:</text:p>
          </table:table-cell>
          <table:table-cell table:formula="of:=[.$F$2] + ([.L$6] * [.$C13])" office:value-type="date" office:date-value="1927-04-26T23:59:59.9999984">
            <text:p>04/26/27</text:p>
          </table:table-cell>
          <table:table-cell/>
          <table:table-cell table:style-name="ce3" office:value-type="string">
            <text:p>LA:</text:p>
          </table:table-cell>
          <table:table-cell table:style-name="ce3" table:formula="of:=[.$F$2] + ([.O$6] * [.$C13])" office:value-type="date" office:date-value="1927-02-23T23:59:59.9999989">
            <text:p>02/23/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:</text:p>
          </table:table-cell>
          <table:table-cell table:style-name="ce1" office:value-type="float" office:value="0.875">
            <text:p>0.875</text:p>
          </table:table-cell>
          <table:table-cell/>
          <table:table-cell table:style-name="ce3" office:value-type="string">
            <text:p>TI:</text:p>
          </table:table-cell>
          <table:table-cell table:formula="of:=[.$F$2] + ([.$F$6] * [.$C14])" office:value-type="date" office:date-value="1928-08-04">
            <text:p>08/04/28</text:p>
          </table:table-cell>
          <table:table-cell/>
          <table:table-cell table:style-name="ce3" office:value-type="string">
            <text:p>TI:</text:p>
          </table:table-cell>
          <table:table-cell table:formula="of:=[.$F$2] + ([.I$6] * [.$C14])" office:value-type="date" office:date-value="1927-09-13T12:00:00">
            <text:p>09/13/27</text:p>
          </table:table-cell>
          <table:table-cell/>
          <table:table-cell table:style-name="ce3" office:value-type="string">
            <text:p>TI:</text:p>
          </table:table-cell>
          <table:table-cell table:formula="of:=[.$F$2] + ([.L$6] * [.$C14])" office:value-type="date" office:date-value="1927-06-24T03:00:00">
            <text:p>06/24/27</text:p>
          </table:table-cell>
          <table:table-cell/>
          <table:table-cell table:style-name="ce3" office:value-type="string">
            <text:p>TI:</text:p>
          </table:table-cell>
          <table:table-cell table:style-name="ce3" table:formula="of:=[.$F$2] + ([.O$6] * [.$C14])" office:value-type="date" office:date-value="1927-04-03T18:00:00">
            <text:p>04/03/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:</text:p>
          </table:table-cell>
          <table:table-cell table:style-name="ce1" office:value-type="float" office:value="1">
            <text:p>1</text:p>
          </table:table-cell>
          <table:table-cell/>
          <table:table-cell table:style-name="ce3" office:value-type="string">
            <text:p>DO:</text:p>
          </table:table-cell>
          <table:table-cell table:formula="of:=[.$F$2] + ([.$F$6] * [.$C15])" office:value-type="date" office:date-value="1928-11-05">
            <text:p>11/05/28</text:p>
          </table:table-cell>
          <table:table-cell/>
          <table:table-cell table:style-name="ce3" office:value-type="string">
            <text:p>DO:</text:p>
          </table:table-cell>
          <table:table-cell table:formula="of:=[.$F$2] + ([.I$6] * [.$C15])" office:value-type="date" office:date-value="1927-10-30">
            <text:p>10/30/27</text:p>
          </table:table-cell>
          <table:table-cell/>
          <table:table-cell table:style-name="ce3" office:value-type="string">
            <text:p>DO:</text:p>
          </table:table-cell>
          <table:table-cell table:formula="of:=[.$F$2] + ([.L$6] * [.$C15])" office:value-type="date" office:date-value="1927-07-29">
            <text:p>07/29/27</text:p>
          </table:table-cell>
          <table:table-cell/>
          <table:table-cell table:style-name="ce3" office:value-type="string">
            <text:p>DO:</text:p>
          </table:table-cell>
          <table:table-cell table:style-name="ce3" table:formula="of:=[.$F$2] + ([.O$6] * [.$C15])" office:value-type="date" office:date-value="1927-04-27">
            <text:p>04/27/27</text:p>
          </table:table-cell>
          <table:table-cell table:number-columns-repeated="4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Difference:</text:p>
          </table:table-cell>
          <table:table-cell table:style-name="Default" table:formula="of:=[.$F$3]-[.$F$2]" office:value-type="float" office:value="93">
            <text:p>93</text:p>
          </table:table-cell>
          <table:table-cell/>
          <table:table-cell office:value-type="string">
            <text:p>Difference:</text:p>
          </table:table-cell>
          <table:table-cell table:style-name="Default" table:formula="of:=[.$F$3]-[.$F$2]" office:value-type="float" office:value="93">
            <text:p>93</text:p>
          </table:table-cell>
          <table:table-cell/>
          <table:table-cell office:value-type="string">
            <text:p>Difference:</text:p>
          </table:table-cell>
          <table:table-cell table:style-name="Default" table:formula="of:=[.$F$3]-[.$F$2]" office:value-type="float" office:value="93">
            <text:p>9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Total octave:</text:p>
          </table:table-cell>
          <table:table-cell table:style-name="Default" table:formula="of:=[.F21]*1.5" office:value-type="float" office:value="139.5">
            <text:p>139.5</text:p>
          </table:table-cell>
          <table:table-cell/>
          <table:table-cell office:value-type="string">
            <text:p>Total octave:</text:p>
          </table:table-cell>
          <table:table-cell table:style-name="Default" table:formula="of:=[.I21]*(8/7)" office:value-type="float" office:value="106.285714285714">
            <text:p>106.2857142857</text:p>
          </table:table-cell>
          <table:table-cell/>
          <table:table-cell office:value-type="string">
            <text:p>Total octave:</text:p>
          </table:table-cell>
          <table:table-cell table:style-name="Default" table:formula="of:=[.L21]*1" office:value-type="float" office:value="93">
            <text:p>9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>
            <text:p>DO:</text:p>
          </table:table-cell>
          <table:table-cell table:formula="of:=[.$F$2] + ([.F$22] * [.$C8])" office:value-type="date" office:date-value="1926-10-23">
            <text:p>10/23/26</text:p>
          </table:table-cell>
          <table:table-cell/>
          <table:table-cell table:style-name="ce2" office:value-type="string">
            <text:p>DO:</text:p>
          </table:table-cell>
          <table:table-cell table:formula="of:=[.$F$2] + ([.I$22] * [.$C8])" office:value-type="date" office:date-value="1926-10-23">
            <text:p>10/23/26</text:p>
          </table:table-cell>
          <table:table-cell/>
          <table:table-cell table:style-name="ce2" office:value-type="string">
            <text:p>DO:</text:p>
          </table:table-cell>
          <table:table-cell table:formula="of:=[.$F$2] + ([.L$22] * [.$C8])" office:value-type="date" office:date-value="1926-10-23">
            <text:p>10/23/2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>
            <text:p>RE:</text:p>
          </table:table-cell>
          <table:table-cell table:formula="of:=[.$F$2] + ([.F$22] * [.$C9])" office:value-type="date" office:date-value="1926-11-09T10:30:00">
            <text:p>11/09/26</text:p>
          </table:table-cell>
          <table:table-cell/>
          <table:table-cell table:style-name="ce3" office:value-type="string">
            <text:p>RE:</text:p>
          </table:table-cell>
          <table:table-cell table:formula="of:=[.$F$2] + ([.I$22] * [.$C9])" office:value-type="date" office:date-value="1926-11-05T06:51:25.7142857">
            <text:p>11/05/26</text:p>
          </table:table-cell>
          <table:table-cell/>
          <table:table-cell table:style-name="ce3" office:value-type="string">
            <text:p>RE:</text:p>
          </table:table-cell>
          <table:table-cell table:formula="of:=[.$F$2] + ([.L$22] * [.$C9])" office:value-type="date" office:date-value="1926-11-03T15:00:00">
            <text:p>11/03/2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>
            <text:p>MI:</text:p>
          </table:table-cell>
          <table:table-cell table:formula="of:=[.$F$2] + ([.F$22] * [.$C10])" office:value-type="date" office:date-value="1926-11-26T21:00:00">
            <text:p>11/26/26</text:p>
          </table:table-cell>
          <table:table-cell/>
          <table:table-cell table:style-name="ce4" office:value-type="string">
            <text:p>MI:</text:p>
          </table:table-cell>
          <table:table-cell table:formula="of:=[.$F$2] + ([.I$22] * [.$C10])" office:value-type="date" office:date-value="1926-11-18T13:42:51.4285715">
            <text:p>11/18/26</text:p>
          </table:table-cell>
          <table:table-cell/>
          <table:table-cell table:style-name="ce4" office:value-type="string">
            <text:p>MI:</text:p>
          </table:table-cell>
          <table:table-cell table:formula="of:=[.$F$2] + ([.L$22] * [.$C10])" office:value-type="date" office:date-value="1926-11-15T06:00:00">
            <text:p>11/15/2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>
            <text:p>FA:</text:p>
          </table:table-cell>
          <table:table-cell table:formula="of:=[.$F$2] + ([.F$22] * [.$C11])" office:value-type="date" office:date-value="1926-12-08T12:00:00">
            <text:p>12/08/26</text:p>
          </table:table-cell>
          <table:table-cell/>
          <table:table-cell table:style-name="ce4" office:value-type="string">
            <text:p>FA:</text:p>
          </table:table-cell>
          <table:table-cell table:formula="of:=[.$F$2] + ([.I$22] * [.$C11])" office:value-type="date" office:date-value="1926-11-27T10:17:08.5714285">
            <text:p>11/27/26</text:p>
          </table:table-cell>
          <table:table-cell/>
          <table:table-cell table:style-name="ce4" office:value-type="string">
            <text:p>FA:</text:p>
          </table:table-cell>
          <table:table-cell table:formula="of:=[.$F$2] + ([.L$22] * [.$C11])" office:value-type="date" office:date-value="1926-11-23">
            <text:p>11/23/2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4" office:value-type="string">
            <text:p>SO:</text:p>
          </table:table-cell>
          <table:table-cell table:formula="of:=[.$F$2] + ([.F$22] * [.$C12])" office:value-type="date" office:date-value="1926-12-31T18:00:00">
            <text:p>12/31/26</text:p>
          </table:table-cell>
          <table:table-cell/>
          <table:table-cell table:style-name="ce4" office:value-type="string">
            <text:p>SO:</text:p>
          </table:table-cell>
          <table:table-cell table:formula="of:=[.$F$2] + ([.I$22] * [.$C12])" office:value-type="date" office:date-value="1926-12-15T03:25:42.8571428">
            <text:p>12/15/26</text:p>
          </table:table-cell>
          <table:table-cell/>
          <table:table-cell table:style-name="ce4" office:value-type="string">
            <text:p>SO:</text:p>
          </table:table-cell>
          <table:table-cell table:formula="of:=[.$F$2] + ([.L$22] * [.$C12])" office:value-type="date" office:date-value="1926-12-08T12:00:00">
            <text:p>12/08/2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" office:value-type="string">
            <text:p>LA:</text:p>
          </table:table-cell>
          <table:table-cell table:formula="of:=[.$F$2] + ([.F$22] * [.$C13])" office:value-type="date" office:date-value="1927-01-23T23:59:59.9999992">
            <text:p>01/23/27</text:p>
          </table:table-cell>
          <table:table-cell/>
          <table:table-cell table:style-name="ce4" office:value-type="string">
            <text:p>LA:</text:p>
          </table:table-cell>
          <table:table-cell table:formula="of:=[.$F$2] + ([.I$22] * [.$C13])" office:value-type="date" office:date-value="1927-01-01T20:34:17.1428565">
            <text:p>01/01/27</text:p>
          </table:table-cell>
          <table:table-cell/>
          <table:table-cell table:style-name="ce4" office:value-type="string">
            <text:p>LA:</text:p>
          </table:table-cell>
          <table:table-cell table:formula="of:=[.$F$2] + ([.L$22] * [.$C13])" office:value-type="date" office:date-value="1926-12-24">
            <text:p>12/23/2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>
            <text:p>TI:</text:p>
          </table:table-cell>
          <table:table-cell table:formula="of:=[.$F$2] + ([.F$22] * [.$C14])" office:value-type="date" office:date-value="1927-02-22T01:30:00">
            <text:p>02/22/27</text:p>
          </table:table-cell>
          <table:table-cell/>
          <table:table-cell table:style-name="ce2" office:value-type="string">
            <text:p>TI:</text:p>
          </table:table-cell>
          <table:table-cell table:formula="of:=[.$F$2] + ([.I$22] * [.$C14])" office:value-type="date" office:date-value="1927-01-24">
            <text:p>01/24/27</text:p>
          </table:table-cell>
          <table:table-cell/>
          <table:table-cell table:style-name="ce3" office:value-type="string">
            <text:p>TI:</text:p>
          </table:table-cell>
          <table:table-cell table:formula="of:=[.$F$2] + ([.L$22] * [.$C14])" office:value-type="date" office:date-value="1927-01-12T09:00:00">
            <text:p>01/12/27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office:value-type="string">
            <text:p>DO:</text:p>
          </table:table-cell>
          <table:table-cell table:formula="of:=[.$F$2] + ([.F$22] * [.$C15])" office:value-type="date" office:date-value="1927-03-11T12:00:00">
            <text:p>03/11/27</text:p>
          </table:table-cell>
          <table:table-cell/>
          <table:table-cell table:style-name="ce3" office:value-type="string">
            <text:p>DO:</text:p>
          </table:table-cell>
          <table:table-cell table:formula="of:=[.$F$2] + ([.I$22] * [.$C15])" office:value-type="date" office:date-value="1927-02-06T06:51:25.7142857">
            <text:p>02/06/27</text:p>
          </table:table-cell>
          <table:table-cell/>
          <table:table-cell table:style-name="ce2" office:value-type="string">
            <text:p>DO:</text:p>
          </table:table-cell>
          <table:table-cell table:formula="of:=[.$F$2] + ([.L$22] * [.$C15])" office:value-type="date" office:date-value="1927-01-24">
            <text:p>01/24/27</text:p>
          </table:table-cell>
          <table:table-cell table:number-columns-repeated="7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3-06T17:35:01</meta:creation-date>
    <dc:date>2013-03-07T06:57:13</dc:date>
    <dc:creator>Ryan </dc:creator>
    <meta:editing-duration>PT12H53M28S</meta:editing-duration>
    <meta:editing-cycles>3</meta:editing-cycles>
    <meta:generator>LibreOffice/3.5$Linux_X86_64 LibreOffice_project/350m1$Build-403</meta:generator>
    <meta:document-statistic meta:table-count="3" meta:cell-count="163" meta:object-count="0"/>
  </office:meta>
</office:document-meta>
</file>